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513" officeooo:paragraph-rsid="000c0513"/>
    </style:style>
    <style:style style:name="P2" style:family="paragraph" style:parent-style-name="Standard">
      <style:text-properties officeooo:rsid="000c2ffc" officeooo:paragraph-rsid="000c2f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date.h</text:p>
      <text:p text:style-name="P1">// Declare a class to represent the Date ADT</text:p>
      <text:p text:style-name="P1">// Based on Dale, et al., C++ Plus Data Structures, Chapter 2 Case Study</text:p>
      <text:p text:style-name="P1"/>
      <text:p text:style-name="P1">#include &lt;string&gt;</text:p>
      <text:p text:style-name="P1">#include &lt;iostream&gt;</text:p>
      <text:p text:style-name="P1"/>
      <text:p text:style-name="P1">#ifndef DATE_H // if this symbol is undefined , then proceed</text:p>
      <text:p text:style-name="P1"><text:s text:c="15"/>// if this symbol is defined, then skip to #endif</text:p>
      <text:p text:style-name="P1">#define DATE_H</text:p>
      <text:p text:style-name="P1"/>
      <text:p text:style-name="P1"/>
      <text:p text:style-name="P1">enum RelationType{LESS, EQUAL, GREATER};</text:p>
      <text:p text:style-name="P1">//enum is short for enumerated value</text:p>
      <text:p text:style-name="P1">//actual values are 0,1,2. not really relevant in case</text:p>
      <text:p text:style-name="P1"/>
      <text:p text:style-name="P1"/>
      <text:p text:style-name="P1"/>
      <text:p text:style-name="P1">class Date // class name becomes type name</text:p>
      <text:p text:style-name="P1">{</text:p>
      <text:p text:style-name="P1"><text:s text:c="3"/>public:// visible to outside</text:p>
      <text:p text:style-name="P1"><text:s text:c="10"/>// ie prototypes of the operations</text:p>
      <text:p text:style-name="P1"/>
      <text:p text:style-name="P1"><text:s text:c="2"/>//default costructor</text:p>
      <text:p text:style-name="P1"><text:s text:c="2"/>//is run when variable is declared</text:p>
      <text:p text:style-name="P1"><text:s text:c="2"/>//constructors have same name as class, but they don't return anything</text:p>
      <text:p text:style-name="P1"><text:s text:c="2"/>Date();</text:p>
      <text:p text:style-name="P1"/>
      <text:p text:style-name="P1"><text:s text:c="3"/>// initializes this date (called self in textbook)</text:p>
      <text:p text:style-name="P1"><text:s text:c="3"/>void Initialize(int newMonth, int newDay, int newYear);</text:p>
      <text:p text:style-name="P1"/>
      <text:p text:style-name="P1"><text:s text:c="3"/>// returns month</text:p>
      <text:p text:style-name="P1"><text:s text:c="3"/>int GetMonth() const; // const prevents functions from modifying</text:p>
      <text:p text:style-name="P1"><text:s text:c="25"/>// private data members</text:p>
      <text:p text:style-name="P1"><text:s text:c="25"/>// ensures that the function does not</text:p>
      <text:p text:style-name="P1"><text:s text:c="25"/>// does not change the object</text:p>
      <text:p text:style-name="P1"/>
      <text:p text:style-name="P1"><text:s text:c="3"/>// returns month name</text:p>
      <text:p text:style-name="P1"><text:s text:c="3"/>std::string GetMonthAsString() const; // note no namespace</text:p>
      <text:p text:style-name="P1"><text:s text:c="41"/>// declaration at beginning</text:p>
      <text:p text:style-name="P1"/>
      <text:p text:style-name="P1"><text:s text:c="3"/>// returns year</text:p>
      <text:p text:style-name="P1"><text:s text:c="3"/>int GetYear() const;<text:tab/><text:tab/><text:tab/><text:tab/></text:p>
      <text:p text:style-name="P1"/>
      <text:p text:style-name="P1"><text:s text:c="3"/>// returns day</text:p>
      <text:p text:style-name="P1"><text:s text:c="3"/>int GetDay() const;</text:p>
      <text:p text:style-name="P1"/>
      <text:p text:style-name="P1"><text:s text:c="3"/>// compare this date object with another date object</text:p>
      <text:p text:style-name="P1"><text:s text:c="3"/>// and return appropriate RelationType value</text:p>
      <text:p text:style-name="P1"><text:soft-page-break/><text:s text:c="3"/>RelationType CompareTo(Date rhs) const; //rhs for right-hand side</text:p>
      <text:p text:style-name="P1"><text:s text:c="37"/>//recieves right-hand operand</text:p>
      <text:p text:style-name="P1"/>
      <text:p text:style-name="P1"><text:s text:c="3"/>//friend functino is a regular function that can access private data members</text:p>
      <text:p text:style-name="P1"><text:s text:c="3"/>//of the class objects</text:p>
      <text:p text:style-name="P1"><text:s text:c="3"/>friend std::istream&amp; operator&gt;&gt; (std::istream&amp; in, Date&amp; aDate);</text:p>
      <text:p text:style-name="P1"><text:s text:c="3"/>friend std::ostream&amp; operator&lt;&lt; (std::ostream&amp; out, Date&amp; aDate);</text:p>
      <text:p text:style-name="P1"/>
      <text:p text:style-name="P1"/>
      <text:p text:style-name="P1"><text:s text:c="3"/>private:// these things are hidden and only accessible by other</text:p>
      <text:p text:style-name="P1"><text:s text:c="11"/>// things in this class. eg data attributes</text:p>
      <text:p text:style-name="P1"><text:s text:c="3"/>int <text:s/>month; <text:s/>// <text:s/>1-12</text:p>
      <text:p text:style-name="P1"><text:s text:c="3"/>int <text:s/>day;<text:tab/>// 1-31<text:tab/><text:tab/><text:tab/></text:p>
      <text:p text:style-name="P1"><text:s text:c="3"/>int <text:s/>year; <text:s text:c="2"/>// &gt;1583</text:p>
      <text:p text:style-name="P1">};// do not ever forget the semicolon!</text:p>
      <text:p text:style-name="P1"/>
      <text:p text:style-name="P1">#endi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date.cpp</text:p>
      <text:p text:style-name="P1">// Contains the implementation of class Date</text:p>
      <text:p text:style-name="P1">// Based on Dale, et al., C++ Plus Data Structures, Chapter 2 Case Study</text:p>
      <text:p text:style-name="P1"/>
      <text:p text:style-name="P1">#include "date.h"</text:p>
      <text:p text:style-name="P1"/>
      <text:p text:style-name="P1">// Names of the months</text:p>
      <text:p text:style-name="P1">static std::string conversionTable[] = {"Error", "January", "February", </text:p>
      <text:p text:style-name="P1"><text:tab/><text:tab/><text:tab/><text:tab/><text:tab/>"March", "April", "May", "June",</text:p>
      <text:p text:style-name="P1"><text:tab/><text:tab/><text:tab/><text:tab/><text:tab/>"July", "August", "September",</text:p>
      <text:p text:style-name="P1"><text:tab/><text:tab/><text:tab/><text:tab/><text:tab/>"October", "November", "December"};</text:p>
      <text:p text:style-name="P1"/>
      <text:p text:style-name="P1"/>
      <text:p text:style-name="P1">// to tell compiler that these functions belong to the class</text:p>
      <text:p text:style-name="P1">// use &lt;classname&gt; :: in front of operation names</text:p>
      <text:p text:style-name="P1">// allows functions to access the class data attributes directly</text:p>
      <text:p text:style-name="P1"/>
      <text:p text:style-name="P1">Date::Date(){</text:p>
      <text:p text:style-name="P1"><text:s text:c="2"/>month = 1;</text:p>
      <text:p text:style-name="P1"><text:s text:c="2"/>day = 1;</text:p>
      <text:p text:style-name="P1"><text:s text:c="2"/>year = 2017;</text:p>
      <text:p text:style-name="P1">}</text:p>
      <text:p text:style-name="P1"/>
      <text:p text:style-name="P1">void Date::Initialize (int newMonth, int newDay, int newYear)</text:p>
      <text:p text:style-name="P1">{</text:p>
      <text:p text:style-name="P1"><text:s text:c="2"/>if (newMonth &lt; 1 || newMonth &gt; 12)</text:p>
      <text:p text:style-name="P1"><text:s text:c="4"/>throw std::string("Date::Intialize() - error in newMonth value");</text:p>
      <text:p text:style-name="P1"><text:s text:c="2"/>if (newDay &lt; 1 || newDay &gt; 31)</text:p>
      <text:p text:style-name="P1"><text:s text:c="4"/>throw std::string("Date::Initialize() - error in newDay value");</text:p>
      <text:p text:style-name="P1"><text:s text:c="2"/>if( newYear &lt; 1583)</text:p>
      <text:p text:style-name="P1"><text:s text:c="4"/>throw std::string("Date::Initialize() - error in newYear value");</text:p>
      <text:p text:style-name="P1"><text:tab/><text:tab/> <text:s text:c="5"/></text:p>
      <text:p text:style-name="P1"><text:s text:c="2"/></text:p>
      <text:p text:style-name="P1"><text:s text:c="2"/>month = newMonth;</text:p>
      <text:p text:style-name="P1"><text:s text:c="3"/>day = newDay;</text:p>
      <text:p text:style-name="P1"><text:s text:c="3"/>year = newYear;</text:p>
      <text:p text:style-name="P1">}</text:p>
      <text:p text:style-name="P1"/>
      <text:p text:style-name="P1">int Date::GetMonth() const</text:p>
      <text:p text:style-name="P1">{</text:p>
      <text:p text:style-name="P1"><text:s text:c="3"/>return month;</text:p>
      <text:p text:style-name="P1">}</text:p>
      <text:p text:style-name="P1"/>
      <text:p text:style-name="P1">std::string Date::GetMonthAsString() const // :: is called scope operator</text:p>
      <text:p text:style-name="P1">{</text:p>
      <text:p text:style-name="P1"><text:s text:c="3"/>return conversionTable[month];</text:p>
      <text:p text:style-name="P1">}</text:p>
      <text:p text:style-name="P1"/>
      <text:p text:style-name="P1">int Date::GetYear() const</text:p>
      <text:p text:style-name="P1"><text:soft-page-break/>{</text:p>
      <text:p text:style-name="P1"><text:s text:c="3"/>return year;</text:p>
      <text:p text:style-name="P1">}</text:p>
      <text:p text:style-name="P1"/>
      <text:p text:style-name="P1">int Date::GetDay() const</text:p>
      <text:p text:style-name="P1">{</text:p>
      <text:p text:style-name="P1"><text:s text:c="3"/>return day;</text:p>
      <text:p text:style-name="P1">}</text:p>
      <text:p text:style-name="P1"/>
      <text:p text:style-name="P1">//const goes in both prototype and function definition</text:p>
      <text:p text:style-name="P1">RelationType Date::CompareTo(Date rhs) const{</text:p>
      <text:p text:style-name="P1"><text:s text:c="2"/>if(year &lt; rhs.year){//operations can access private data of </text:p>
      <text:p text:style-name="P1"><text:s text:c="22"/>//parameters of the class type</text:p>
      <text:p text:style-name="P1"><text:s text:c="4"/>return LESS;}</text:p>
      <text:p text:style-name="P1"><text:s text:c="2"/>if(year &gt; rhs.year)</text:p>
      <text:p text:style-name="P1"><text:s text:c="4"/>return GREATER;</text:p>
      <text:p text:style-name="P1"><text:s text:c="2"/>if(month &lt; rhs.month)</text:p>
      <text:p text:style-name="P1"><text:s text:c="4"/>return LESS;</text:p>
      <text:p text:style-name="P1"><text:s text:c="2"/>if(month &gt; rhs.month)</text:p>
      <text:p text:style-name="P1"><text:s text:c="4"/>return GREATER;</text:p>
      <text:p text:style-name="P1"/>
      <text:p text:style-name="P1"><text:s text:c="2"/>if(day &lt; rhs.day)</text:p>
      <text:p text:style-name="P1"><text:s text:c="4"/>return LESS;</text:p>
      <text:p text:style-name="P1"><text:s text:c="2"/>if(day &gt; rhs.day)</text:p>
      <text:p text:style-name="P1"><text:s text:c="4"/>return GREATER;</text:p>
      <text:p text:style-name="P1"/>
      <text:p text:style-name="P1"><text:s text:c="2"/>return EQUAL;</text:p>
      <text:p text:style-name="P1">}</text:p>
      <text:p text:style-name="P1"/>
      <text:p text:style-name="P1">//friend functions are not member functions, so there is no scope operator</text:p>
      <text:p text:style-name="P1">//no friend keyword either</text:p>
      <text:p text:style-name="P1">std::istream&amp; operator&gt;&gt;(std::istream&amp; in, Date&amp; aDate)</text:p>
      <text:p text:style-name="P1">{</text:p>
      <text:p text:style-name="P1"><text:s text:c="2"/>in &gt;&gt; aDate.month;</text:p>
      <text:p text:style-name="P1"><text:s text:c="2"/>in.ignore(); //get rid of the slash</text:p>
      <text:p text:style-name="P1"><text:s text:c="2"/>in &gt;&gt; aDate.day;</text:p>
      <text:p text:style-name="P1"><text:s text:c="2"/>in.ignore(); //get rid of second slash</text:p>
      <text:p text:style-name="P1"><text:s text:c="2"/>in &gt;&gt;aDate.year;</text:p>
      <text:p text:style-name="P1"/>
      <text:p text:style-name="P1"><text:s text:c="2"/>return in;</text:p>
      <text:p text:style-name="P1"><text:s text:c="2"/>// in &gt;&gt; aDate.month &gt;&gt; aDate.day &gt;&gt; aDate.year;</text:p>
      <text:p text:style-name="P1">}</text:p>
      <text:p text:style-name="P1"><text:s text:c="2"/></text:p>
      <text:p text:style-name="P1">std::ostream&amp; operator&lt;&lt;(std::ostream&amp; out, Date&amp; aDate)</text:p>
      <text:p text:style-name="P1">{</text:p>
      <text:p text:style-name="P1"><text:s text:c="2"/>out &lt;&lt; aDate.month &lt;&lt; " '/' " &lt;&lt; '/' &lt;&lt; aDate.year;</text:p>
      <text:p text:style-name="P1"/>
      <text:p text:style-name="P1"><text:s text:c="2"/>return out;</text:p>
      <text:p text:style-name="P1">}</text:p>
      <text:p text:style-name="P2"><text:soft-page-break/>// <text:s/>File: datedriver.cpp</text:p>
      <text:p text:style-name="P2">// <text:s/>Program to test Date class</text:p>
      <text:p text:style-name="P2">// <text:s/>Based on Dale, et al., C++ Plus Data Structures, Chapter 2 Case Study</text:p>
      <text:p text:style-name="P2"/>
      <text:p text:style-name="P2">#include &lt;iostream&gt;</text:p>
      <text:p text:style-name="P2">#include "date.h"</text:p>
      <text:p text:style-name="P2"/>
      <text:p text:style-name="P2">int main()</text:p>
      <text:p text:style-name="P2">{</text:p>
      <text:p text:style-name="P2"><text:s text:c="3"/>using namespace std;</text:p>
      <text:p text:style-name="P2"/>
      <text:p text:style-name="P2"><text:s text:c="3"/>int month, day, year;</text:p>
      <text:p text:style-name="P2"><text:s text:c="3"/>Date date, date2;</text:p>
      <text:p text:style-name="P2"><text:s text:c="2"/></text:p>
      <text:p text:style-name="P2"><text:s text:c="3"/>cout &lt;&lt; "Input a month, day, and year on one line" &lt;&lt; endl;</text:p>
      <text:p text:style-name="P2"><text:s text:c="3"/>cin &gt;&gt; month &gt;&gt; day &gt;&gt; year;</text:p>
      <text:p text:style-name="P2"><text:s text:c="3"/>try{</text:p>
      <text:p text:style-name="P2"><text:s text:c="3"/>date.Initialize(month, day, year);</text:p>
      <text:p text:style-name="P2"><text:s text:c="3"/>cout &lt;&lt; "Initialize: " &lt;&lt; date.GetMonthAsString() &lt;&lt; " "</text:p>
      <text:p text:style-name="P2"><text:tab/>&lt;&lt; date.GetDay() &lt;&lt; ", "</text:p>
      <text:p text:style-name="P2"><text:tab/>&lt;&lt; date.GetYear() &lt;&lt; endl;<text:tab/></text:p>
      <text:p text:style-name="P2"><text:s text:c="3"/>}</text:p>
      <text:p text:style-name="P2"><text:s text:c="3"/>catch (string ex)</text:p>
      <text:p text:style-name="P2"><text:s text:c="5"/>{</text:p>
      <text:p text:style-name="P2"><text:s text:c="7"/>cout &lt;&lt; ex &lt;&lt; endl;</text:p>
      <text:p text:style-name="P2"><text:s text:c="5"/>}</text:p>
      <text:p text:style-name="P2"><text:s text:c="3"/></text:p>
      <text:p text:style-name="P2"><text:s text:c="3"/>cout &lt;&lt; "GetMonth: "&lt;&lt; date.GetMonth() &lt;&lt; endl;</text:p>
      <text:p text:style-name="P2"><text:s text:c="3"/>cout &lt;&lt; "GetDay: " &lt;&lt; date.GetDay() &lt;&lt; endl;</text:p>
      <text:p text:style-name="P2"><text:s text:c="3"/>cout &lt;&lt; "GetYear: "&lt;&lt; date.GetYear() &lt;&lt; endl;</text:p>
      <text:p text:style-name="P2"><text:s text:c="3"/>cout &lt;&lt; "GetMonthAsString: " &lt;&lt; date.GetMonthAsString() &lt;&lt; endl;</text:p>
      <text:p text:style-name="P2"/>
      <text:p text:style-name="P2"><text:s text:c="3"/>// cout &lt;&lt; "Input a month, day, and year on one line" &lt;&lt; endl;</text:p>
      <text:p text:style-name="P2"><text:s text:c="3"/>//cin &gt;&gt; month &gt;&gt; day &gt;&gt; year;</text:p>
      <text:p text:style-name="P2"/>
      <text:p text:style-name="P2"><text:s text:c="3"/>bool valid = false;</text:p>
      <text:p text:style-name="P2"><text:s text:c="3"/>while (!valid)</text:p>
      <text:p text:style-name="P2"><text:s text:c="5"/>{</text:p>
      <text:p text:style-name="P2"><text:s text:c="7"/>try</text:p>
      <text:p text:style-name="P2"><text:tab/> {</text:p>
      <text:p text:style-name="P2"><text:tab/> <text:s text:c="2"/></text:p>
      <text:p text:style-name="P2"><text:s text:c="3"/>cout &lt;&lt; "Input a date (mm/dd/yyyy) : ";</text:p>
      <text:p text:style-name="P2"><text:s text:c="3"/>cin &gt;&gt; month &gt;&gt; day &gt;&gt; year; <text:s text:c="2"/></text:p>
      <text:p text:style-name="P2"><text:s text:c="3"/>date2.Initialize(month, day, year);</text:p>
      <text:p text:style-name="P2"><text:s text:c="3"/>valid = true;</text:p>
      <text:p text:style-name="P2"><text:tab/> }</text:p>
      <text:p text:style-name="P2"><text:s text:c="7"/>catch (string ex)</text:p>
      <text:p text:style-name="P2"><text:tab/> {</text:p>
      <text:p text:style-name="P2"><text:tab/> <text:s text:c="2"/>cout &lt;&lt; ex &lt;&lt; endl;</text:p>
      <text:p text:style-name="P2"><text:soft-page-break/><text:tab/> }</text:p>
      <text:p text:style-name="P2"><text:s text:c="5"/>}</text:p>
      <text:p text:style-name="P2"><text:s text:c="3"/></text:p>
      <text:p text:style-name="P2"><text:s text:c="3"/>// cout &lt;&lt; "Second date: " &lt;&lt; date2.GetMonthAsString() &lt;&lt; " "</text:p>
      <text:p text:style-name="P2"><text:s text:c="3"/>// <text:tab/>&lt;&lt; date2.GetDay() &lt;&lt; ", "</text:p>
      <text:p text:style-name="P2"><text:s text:c="3"/>// <text:s/><text:tab/>&lt;&lt; date2.GetYear() &lt;&lt; endl;</text:p>
      <text:p text:style-name="P2"/>
      <text:p text:style-name="P2"><text:s text:c="3"/>cout &lt;&lt; "Second date: " &lt;&lt; date2 &lt;&lt; endl;</text:p>
      <text:p text:style-name="P2"/>
      <text:p text:style-name="P2"><text:s text:c="3"/>switch(date.CompareTo(date2)){</text:p>
      <text:p text:style-name="P2"><text:s text:c="5"/>case LESS:</text:p>
      <text:p text:style-name="P2"><text:s text:c="7"/>cout &lt;&lt; <text:s/>date.GetMonthAsString() &lt;&lt; " "</text:p>
      <text:p text:style-name="P2"><text:tab/> <text:s text:c="3"/>&lt;&lt; date.GetDay() &lt;&lt; ", "</text:p>
      <text:p text:style-name="P2"><text:tab/> <text:s text:c="3"/>&lt;&lt; date.GetYear() &lt;&lt; " is before "</text:p>
      <text:p text:style-name="P2"><text:tab/> <text:s text:c="3"/>&lt;&lt; date2.GetMonthAsString() &lt;&lt; " "</text:p>
      <text:p text:style-name="P2"><text:tab/> <text:s text:c="3"/>&lt;&lt; date2.GetDay() &lt;&lt; ", "</text:p>
      <text:p text:style-name="P2"><text:tab/> <text:s text:c="3"/>&lt;&lt; date2.GetYear() &lt;&lt; endl;</text:p>
      <text:p text:style-name="P2"><text:s text:c="5"/>case EQUAL:</text:p>
      <text:p text:style-name="P2"><text:s text:c="7"/>cout &lt;&lt; <text:s/>date.GetMonthAsString() &lt;&lt; " "</text:p>
      <text:p text:style-name="P2"><text:tab/> <text:s text:c="3"/>&lt;&lt; date.GetDay() &lt;&lt; ", "</text:p>
      <text:p text:style-name="P2"><text:tab/> <text:s text:c="3"/>&lt;&lt; date.GetYear() &lt;&lt; " is equal to "</text:p>
      <text:p text:style-name="P2"><text:tab/> <text:s text:c="3"/>&lt;&lt; date2.GetMonthAsString() &lt;&lt; " "</text:p>
      <text:p text:style-name="P2"><text:tab/> <text:s text:c="3"/>&lt;&lt; date2.GetDay() &lt;&lt; ", "</text:p>
      <text:p text:style-name="P2"><text:tab/> <text:s text:c="3"/>&lt;&lt; date2.GetYear() &lt;&lt; endl;</text:p>
      <text:p text:style-name="P2"/>
      <text:p text:style-name="P2"><text:s text:c="5"/>case GREATER:</text:p>
      <text:p text:style-name="P2"><text:s text:c="7"/>// cout &lt;&lt; <text:s/>date.GetMonthAsString() &lt;&lt; " "</text:p>
      <text:p text:style-name="P2"><text:s text:c="7"/>// <text:tab/> <text:s text:c="3"/>&lt;&lt; date.GetDay() &lt;&lt; ", "</text:p>
      <text:p text:style-name="P2"><text:s text:c="7"/>// <text:tab/> <text:s text:c="3"/>&lt;&lt; date.GetYear() &lt;&lt; " is after "</text:p>
      <text:p text:style-name="P2"><text:s text:c="7"/>// <text:tab/> <text:s text:c="3"/>&lt;&lt; date2.GetMonthAsString() &lt;&lt; " "</text:p>
      <text:p text:style-name="P2"><text:s text:c="7"/>// <text:tab/> <text:s text:c="3"/>&lt;&lt; date2.GetDay() &lt;&lt; ", "</text:p>
      <text:p text:style-name="P2"><text:s text:c="7"/>// <text:tab/> <text:s text:c="3"/>&lt;&lt; date2.GetYear() &lt;&lt; endl;</text:p>
      <text:p text:style-name="P2"><text:s text:c="7"/>cout &lt;&lt; date &lt;&lt; " is after " &lt;&lt; date2 &lt;&lt; endl;</text:p>
      <text:p text:style-name="P2"><text:s text:c="3"/>}</text:p>
      <text:p text:style-name="P2"><text:s text:c="3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20:27:59.700149550</meta:creation-date>
    <dc:date>2017-02-12T20:43:09.921562897</dc:date>
    <meta:editing-duration>PT15M1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6" meta:paragraph-count="207" meta:word-count="930" meta:character-count="6302" meta:non-whitespace-character-count="4824"/>
  </office:meta>
</office:document-meta>
</file>